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0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100" manifest:media-type="application/vnd.sun.star.oleobjec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81in" fo:margin-left="0.0681in" fo:margin-top="0in" fo:margin-bottom="0in" table:align="left" style:writing-mode="page"/>
    </style:style>
    <style:style style:name="Table1.A" style:family="table-column">
      <style:table-column-properties style:column-width="1.1028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5035in" fo:margin-left="0.0681in" fo:margin-top="0in" fo:margin-bottom="0in" table:align="left" style:writing-mode="page"/>
    </style:style>
    <style:style style:name="Table2.A" style:family="table-column">
      <style:table-column-properties style:column-width="1.5868in"/>
    </style:style>
    <style:style style:name="Table2.B" style:family="table-column">
      <style:table-column-properties style:column-width="1.4646in"/>
    </style:style>
    <style:style style:name="Table2.C" style:family="table-column">
      <style:table-column-properties style:column-width="1.559in"/>
    </style:style>
    <style:style style:name="Table2.D" style:family="table-column">
      <style:table-column-properties style:column-width="1.8931in"/>
    </style:style>
    <style:style style:name="Table2.1" style:family="table-row">
      <style:table-row-properties style:min-row-height="0.000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D1" style:family="table-cell">
      <style:table-cell-properties fo:background-color="#ffffff" fo:padding-left="0.0069in" fo:padding-right="0.0069in" fo:padding-top="0in" fo:padding-bottom="0in" fo:border="none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3" style:family="table">
      <style:table-properties style:width="6.4965in" table:align="margins"/>
    </style:style>
    <style:style style:name="Table3.A" style:family="table-column">
      <style:table-column-properties style:column-width="3.2486in" style:rel-column-width="32767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2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/>
    </style:style>
    <style:style style:name="P3" style:family="paragraph" style:parent-style-name="Standard">
      <style:paragraph-properties fo:margin-top="0in" fo:margin-bottom="0in" style:contextual-spacing="false" fo:line-height="106%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6" style:family="paragraph" style:parent-style-name="Standard">
      <style:paragraph-properties fo:margin-top="0.139in" fo:margin-bottom="0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7" style:family="paragraph" style:parent-style-name="Standard">
      <style:paragraph-properties fo:margin-top="0in" fo:margin-bottom="0.0693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style:font-name-asian="Times New Roman1" style:font-size-asian="10pt" style:font-name-complex="Times New Roman1"/>
    </style:style>
    <style:style style:name="P12" style:family="paragraph" style:parent-style-name="Standard">
      <style:paragraph-properties fo:margin-top="0.1665in" fo:margin-bottom="0in" style:contextual-spacing="false" fo:line-height="106%" fo:keep-together="always"/>
      <style:text-properties style:font-name="Times New Roman" fo:font-size="10pt" style:font-name-asian="Times New Roman1" style:font-size-asian="10pt" style:font-name-complex="Times New Roman1"/>
    </style:style>
    <style:style style:name="P13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</style:style>
    <style:style style:name="P17" style:family="paragraph" style:parent-style-name="Standard">
      <style:paragraph-properties fo:margin-right="-0.1972in"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18" style:family="paragraph" style:parent-style-name="Standard">
      <style:paragraph-properties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  <style:text-properties officeooo:paragraph-rsid="000c82dd"/>
    </style:style>
    <style:style style:name="P19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 fo:text-indent="0.4925in" style:auto-text-indent="false"/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P21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</style:style>
    <style:style style:name="P22" style:family="paragraph" style:parent-style-name="Standard">
      <style:paragraph-properties fo:margin-top="0in" fo:margin-bottom="0in" style:contextual-spacing="false" fo:line-height="106%" fo:keep-together="always"/>
    </style:style>
    <style:style style:name="P23" style:family="paragraph" style:parent-style-name="Standard">
      <style:paragraph-properties fo:margin-top="0.1665in" fo:margin-bottom="0in" style:contextual-spacing="false" fo:line-height="106%" fo:keep-together="always"/>
    </style:style>
    <style:style style:name="P24" style:family="paragraph" style:parent-style-name="Standard">
      <style:paragraph-properties fo:margin-top="0in" fo:margin-bottom="0.0693in" style:contextual-spacing="false" fo:line-height="106%"/>
    </style:style>
    <style:style style:name="P25" style:family="paragraph" style:parent-style-name="Standard">
      <style:paragraph-properties fo:line-height="106%"/>
    </style:style>
    <style:style style:name="P26" style:family="paragraph" style:parent-style-name="Standard">
      <style:paragraph-properties fo:margin-top="0in" fo:margin-bottom="0.0693in" style:contextual-spacing="false" fo:line-height="106%"/>
      <style:text-properties style:font-name="Calibri" style:font-name-asian="Calibri1" style:font-name-complex="Calibri1"/>
    </style:style>
    <style:style style:name="P27" style:family="paragraph" style:parent-style-name="Standard">
      <style:paragraph-properties fo:margin-top="0.1665in" fo:margin-bottom="0in" style:contextual-spacing="false" fo:line-height="106%" fo:keep-together="always"/>
      <style:text-properties fo:font-size="14pt" style:font-size-asian="14pt" style:font-size-complex="14pt"/>
    </style:style>
    <style:style style:name="P28" style:family="paragraph" style:parent-style-name="Table_20_Contents">
      <style:paragraph-properties fo:line-height="150%" fo:text-align="start" style:justify-single-word="false"/>
      <style:text-properties style:font-name="Times New Roman" fo:font-size="14pt" officeooo:rsid="000ac6a0" officeooo:paragraph-rsid="000c82dd" style:font-size-asian="14pt" style:font-size-complex="14pt"/>
    </style:style>
    <style:style style:name="P29" style:family="paragraph" style:parent-style-name="Text_20_body">
      <style:paragraph-properties fo:line-height="150%" fo:text-align="start" style:justify-single-word="false"/>
      <style:text-properties style:font-name="Times New Roman" fo:font-size="14pt" officeooo:paragraph-rsid="000c82dd" style:font-size-asian="14pt" style:font-size-complex="14pt"/>
    </style:style>
    <style:style style:name="P30" style:family="paragraph" style:parent-style-name="Text_20_body">
      <style:paragraph-properties fo:line-height="150%" fo:text-align="end" style:justify-single-word="false"/>
      <style:text-properties style:font-name="Times New Roman" fo:font-size="14pt" officeooo:paragraph-rsid="000c82dd" style:font-size-asian="14pt" style:font-size-complex="14pt"/>
    </style:style>
    <style:style style:name="P31" style:family="paragraph" style:parent-style-name="Text_20_body">
      <style:paragraph-properties fo:line-height="150%" fo:text-align="start" style:justify-single-word="false"/>
      <style:text-properties style:font-name="Times New Roman" fo:font-size="14pt" officeooo:rsid="000ac6a0" officeooo:paragraph-rsid="000c82dd" style:font-size-asian="14pt" style:font-size-complex="14pt"/>
    </style:style>
    <style:style style:name="P32" style:family="paragraph" style:parent-style-name="Text_20_body">
      <style:paragraph-properties fo:line-height="150%" fo:text-align="start" style:justify-single-word="false"/>
      <style:text-properties style:font-name="Times New Roman" fo:font-size="14pt" officeooo:paragraph-rsid="000c82dd" style:font-size-asian="14pt"/>
    </style:style>
    <style:style style:name="T1" style:family="text">
      <style:text-properties style:font-name="Times New Roman" fo:font-size="14pt" style:font-name-asian="Times New Roman1" style:font-size-asian="14pt" style:font-name-complex="Times New Roman1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5pt"/>
    </style:style>
    <style:style style:name="T3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5" style:family="text">
      <style:text-properties style:font-name="Times New Roman" fo:font-size="14pt" fo:font-weight="bold" officeooo:rsid="000c82dd" style:font-name-asian="Times New Roman1" style:font-size-asian="14pt" style:font-weight-asian="bold" style:font-name-complex="Times New Roman1"/>
    </style:style>
    <style:style style:name="T6" style:family="text">
      <style:text-properties style:font-name="Times New Roman" fo:font-size="14pt" fo:background-color="#ffffff" loext:char-shading-value="0" style:font-name-asian="Times New Roman1" style:font-size-asian="14pt" style:font-name-complex="Times New Roman1"/>
    </style:style>
    <style:style style:name="T7" style:family="text">
      <style:text-properties style:font-name="Times New Roman" fo:font-size="14pt" fo:font-style="italic" style:text-underline-style="solid" style:text-underline-width="auto" style:text-underline-color="font-color" fo:font-weight="bold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8" style:family="text">
      <style:text-properties style:font-name="Times New Roman" fo:font-size="14pt" fo:font-style="italic" style:text-underline-style="solid" style:text-underline-width="auto" style:text-underline-color="font-color" fo:font-weight="bold" officeooo:rsid="000c82dd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9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5pt"/>
    </style:style>
    <style:style style:name="T10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T11" style:family="text"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T12" style:family="text">
      <style:text-properties style:font-name="Times New Roman" fo:font-size="10pt" style:font-name-asian="Times New Roman1" style:font-size-asian="10pt" style:font-name-complex="Times New Roman1"/>
    </style:style>
    <style:style style:name="T13" style:family="text">
      <style:text-properties style:font-name="Times New Roman" fo:font-size="10pt" officeooo:rsid="000c82dd" style:font-name-asian="Times New Roman1" style:font-size-asian="10pt" style:font-name-complex="Times New Roman1"/>
    </style:style>
    <style:style style:name="T14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/>
    </style:style>
    <style:style style:name="T15" style:family="text"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T16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17" style:family="text">
      <style:text-properties style:font-name="Times New Roman" fo:font-size="18pt" fo:font-weight="bold" officeooo:rsid="000c82dd" style:font-name-asian="Times New Roman1" style:font-size-asian="18pt" style:font-weight-asian="bold" style:font-name-complex="Times New Roman1"/>
    </style:style>
    <style:style style:name="T18" style:family="text"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T19" style:family="text">
      <style:text-properties style:font-name="Times New Roman" fo:font-size="9pt" style:font-name-asian="Times New Roman1" style:font-size-asian="9pt" style:font-name-complex="Times New Roman1"/>
    </style:style>
    <style:style style:name="T20" style:family="text">
      <style:text-properties style:font-name="Times New Roman" style:font-name-asian="Times New Roman1" style:font-name-complex="Times New Roman1"/>
    </style:style>
    <style:style style:name="T21" style:family="text">
      <style:text-properties style:font-name="Times New Roman" officeooo:rsid="000c82dd" style:font-name-asian="Times New Roman1" style:font-name-complex="Times New Roman1"/>
    </style:style>
    <style:style style:name="T22" style:family="text">
      <style:text-properties style:font-name="Calibri" style:font-name-asian="Calibri1" style:font-name-complex="Calibri1"/>
    </style:style>
    <style:style style:name="T23" style:family="text">
      <style:text-properties fo:color="#000000" loext:opacity="100%" style:font-name="Times New Roman" fo:font-size="10pt" fo:letter-spacing="-0.0055in" fo:font-weight="bold" fo:background-color="#ffffff" loext:char-shading-value="0" style:font-name-asian="Times New Roman1" style:font-size-asian="10pt" style:font-weight-asian="bold" style:font-name-complex="Times New Roman1"/>
    </style:style>
    <style:style style:name="T24" style:family="text">
      <style:text-properties fo:color="#000000" loext:opacity="100%" style:font-name="Times New Roman" fo:font-size="10pt" fo:letter-spacing="-0.0055in" fo:background-color="#ffffff" loext:char-shading-value="0" style:font-name-asian="Times New Roman1" style:font-size-asian="10pt" style:font-name-complex="Times New Roman1"/>
    </style:style>
    <style:style style:name="T25" style:family="text"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T26" style:family="text">
      <style:text-properties officeooo:rsid="000ac6a0"/>
    </style:style>
    <style:style style:name="T27" style:family="text">
      <style:text-properties officeooo:rsid="000c82dd"/>
    </style:style>
    <style:style style:name="T28" style:family="text">
      <style:text-properties style:font-size-complex="14pt"/>
    </style:style>
    <style:style style:name="T29" style:family="text">
      <style:text-properties officeooo:rsid="000ac6a0" style:font-size-complex="14pt"/>
    </style:style>
    <style:style style:name="fr1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689in" draw:visible-area-height="1.9689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 loext:marker-style-name="T22"><draw:frame draw:style-name="fr1" draw:name="Object1" text:anchor-type="as-char" svg:width="0.95in" svg:height="1.0835in" draw:z-index="0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1.A1" office:value-type="string">
            <text:p text:style-name="P16" loext:marker-style-name="T23"><text:span text:style-name="T23">Министерство науки и высшего образования Российской Федерации</text:span><text:span text:style-name="T23"/></text:p>
            <text:p text:style-name="P16" loext:marker-style-name="T23"><text:span text:style-name="T24">Калужский филиал <text:line-break/>федерального государственного бюджетного <text:line-break/>образовательного учреждения высшего образования</text:span><text:span text:style-name="T23"/></text:p>
            <text:p text:style-name="P16" loext:marker-style-name="T10"><text:span text:style-name="T10">«Московский государственный технический университет имени Н.Э. Баумана (национальный исследовательский университет)»</text:span><text:span text:style-name="T10"/></text:p>
            <text:p text:style-name="P9">(КФ МГТУ им. Н.Э. Баумана)</text:p>
          </table:table-cell>
        </table:table-row>
      </table:table>
      <text:p text:style-name="P17" loext:marker-style-name="T6"><text:span text:style-name="T3">ФАКУЛЬТЕТ</text:span><text:span text:style-name="T6"> <text:s text:c="2"/></text:span><text:span text:style-name="T7">ИУК «Информатика и управление»</text:span></text:p>
      <text:p text:style-name="P18" loext:marker-style-name="T6"><text:span text:style-name="T3">КАФЕДРА</text:span><text:span text:style-name="T6"> <text:s text:c="7"/></text:span><text:span text:style-name="T7">ИУК</text:span><text:span text:style-name="T8">9</text:span><text:span text:style-name="T7"> «</text:span><text:span text:style-name="T8">Иностранные и русский языки</text:span><text:span text:style-name="T7">»</text:span></text:p>
      <text:p text:style-name="P10" loext:marker-style-name="T11"/>
      <text:p text:style-name="P10" loext:marker-style-name="T11"/>
      <text:p text:style-name="P10" loext:marker-style-name="T11"/>
      <text:p text:style-name="P10" loext:marker-style-name="T11"/>
      <text:p text:style-name="P10" loext:marker-style-name="T11"/>
      <text:p text:style-name="P15" loext:marker-style-name="T16"><text:span text:style-name="T17">Домашняя</text:span><text:span text:style-name="T16"> работа</text:span></text:p>
      <text:p text:style-name="P20" loext:marker-style-name="T25"/>
      <text:p text:style-name="P14" loext:marker-style-name="T18"/>
      <text:p text:style-name="P11" loext:marker-style-name="T12"/>
      <text:p text:style-name="P19" loext:marker-style-name="T4"><text:span text:style-name="T4">ДИСЦИПЛИНА: «</text:span><text:span text:style-name="T5">Язык делового общения</text:span><text:span text:style-name="T4">»</text:span></text:p>
      <text:p text:style-name="P8" loext:marker-style-name="T4"/>
      <text:p text:style-name="P4" loext:marker-style-name="T1"/>
      <text:p text:style-name="P4" loext:marker-style-name="T1"/>
      <text:p text:style-name="P4" loext:marker-style-name="T1"/>
      <text:p text:style-name="P8" loext:marker-style-name="T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6">Выполнил: студент гр. ИУК5-32Б</text:p>
          </table:table-cell>
          <table:covered-table-cell/>
          <table:table-cell table:style-name="Table2.A1" office:value-type="string">
            <text:p text:style-name="P21" loext:marker-style-name="T9"><text:span text:style-name="T12">_________________</text:span><text:span text:style-name="T9"/></text:p>
            <text:p text:style-name="P22" loext:marker-style-name="T12"><text:span text:style-name="T19"><text:s text:c="12"/>(Подпись)</text:span></text:p>
            <text:p text:style-name="P3"/>
          </table:table-cell>
          <table:table-cell table:style-name="Table2.D1" office:value-type="string">
            <text:p text:style-name="P21" loext:marker-style-name="T9"><text:span text:style-name="T14">__ <text:s/></text:span><text:span text:style-name="T9">Ли Р. В. <text:s text:c="3"/></text:span><text:span text:style-name="T2">_</text:span></text:p>
            <text:p text:style-name="P22" loext:marker-style-name="T12"><text:span text:style-name="T19"><text:s text:c="8"/>(Ф.И.О.)</text:span><text:span text:style-name="T12"/></text:p>
            <text:p text:style-name="P13" loext:marker-style-name="T15"/>
          </table:table-cell>
        </table:table-row>
        <table:table-row table:style-name="Table2.1">
          <table:table-cell table:style-name="Table2.A1" table:number-columns-spanned="2" office:value-type="string">
            <text:p text:style-name="P6">Проверил:</text:p>
          </table:table-cell>
          <table:covered-table-cell/>
          <table:table-cell table:style-name="Table2.A1" office:value-type="string">
            <text:p text:style-name="P23" loext:marker-style-name="T12"><text:span text:style-name="T12">_________________</text:span></text:p>
            <text:p text:style-name="P22" loext:marker-style-name="T12"><text:span text:style-name="T19"><text:s text:c="12"/>(Подпись)</text:span></text:p>
            <text:p text:style-name="P3"/>
          </table:table-cell>
          <table:table-cell table:style-name="Table2.D1" office:value-type="string">
            <text:p text:style-name="P27"><text:span text:style-name="T20">___</text:span><text:span text:style-name="T21">Логинова В. В.</text:span><text:span text:style-name="T20">__</text:span></text:p>
            <text:p text:style-name="P22" loext:marker-style-name="T12"><text:span text:style-name="T19"><text:s text:c="8"/>(Ф.И.О.)</text:span><text:span text:style-name="T12"/></text:p>
            <text:p text:style-name="P12" loext:marker-style-name="T12"/>
          </table:table-cell>
        </table:table-row>
        <table:table-row table:style-name="Table2.3">
          <table:table-cell table:style-name="Table2.A1" table:number-columns-spanned="4" office:value-type="string">
            <text:p text:style-name="P7" loext:marker-style-name="T1"/>
            <text:p text:style-name="P24" loext:marker-style-name="T1"><text:span text:style-name="T1">Дата сдачи (защиты):</text:span></text:p>
            <text:p text:style-name="P24" loext:marker-style-name="T1"><text:span text:style-name="T1">Результаты сдачи (защиты):</text:span><text:span text:style-name="T1"/>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26" loext:marker-style-name="T22"/>
          </table:table-cell>
          <table:table-cell table:style-name="Table2.A1" table:number-columns-spanned="3" office:value-type="string">
            <text:p text:style-name="P25" loext:marker-style-name="T1"><text:span text:style-name="T1">- Балльная оценка:</text:span><text:span text:style-name="T1"/></text:p>
            <text:p text:style-name="P25" loext:marker-style-name="T1"><text:span text:style-name="T1">- Оценка:</text:span></text:p>
          </table:table-cell>
          <table:covered-table-cell/>
          <table:covered-table-cell/>
        </table:table-row>
      </table:table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1"/>
      <text:p text:style-name="P2"><text:soft-page-break/></text:p>
      <text:p text:style-name="P29">Вариант 1</text:p>
      <text:p text:style-name="P29">1. Выберите пункты, содержащие характеристику официально-делового стиля:</text:p>
      <text:p text:style-name="P29"><text:span text:style-name="T26">Ответ: А, Б, В</text:span></text:p>
      <text:p text:style-name="P29">2. Найдите лексические единицы, частотные в официально-деловом стиле:</text:p>
      <text:p text:style-name="P29"><text:span text:style-name="T26">Ответ: А, В, Г</text:span></text:p>
      <text:p text:style-name="P29">3. Найдите жанры, характерные для официально-делового стиля:</text:p>
      <text:p text:style-name="P29"><text:span text:style-name="T26">Ответ: А, Д</text:span></text:p>
      <text:p text:style-name="P29">4. Установите соответствие между целями, которые ставит перед собой инициатор делового общения, и функциональными типами деловой бумаги:</text:p>
      <text:p text:style-name="P31">Ответ: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28">1</text:p>
          </table:table-cell>
          <table:table-cell table:style-name="Table3.B1" office:value-type="string">
            <text:p text:style-name="P28">Б</text:p>
          </table:table-cell>
        </table:table-row>
        <table:table-row>
          <table:table-cell table:style-name="Table3.A2" office:value-type="string">
            <text:p text:style-name="P28">2</text:p>
          </table:table-cell>
          <table:table-cell table:style-name="Table3.B2" office:value-type="string">
            <text:p text:style-name="P28">В, Г</text:p>
          </table:table-cell>
        </table:table-row>
        <table:table-row>
          <table:table-cell table:style-name="Table3.A2" office:value-type="string">
            <text:p text:style-name="P28">3</text:p>
          </table:table-cell>
          <table:table-cell table:style-name="Table3.B2" office:value-type="string">
            <text:p text:style-name="P28">А</text:p>
          </table:table-cell>
        </table:table-row>
      </table:table>
      <text:p text:style-name="P29"/>
      <text:p text:style-name="P29">5. Какие вопросы принято задавать в процессе собеседования?</text:p>
      <text:p text:style-name="P29"><text:span text:style-name="T26">Ответ:</text:span> <text:span text:style-name="T26">А, В, Г</text:span></text:p>
      <text:p text:style-name="P29">6. Установите, какие утверждения являются верными:</text:p>
      <text:p text:style-name="P29"><text:span text:style-name="T26">Ответ: </text:span>А, В</text:p>
      <text:p text:style-name="P29">7. Какие слова относятся к лексике официально-делового стиля?</text:p>
      <text:p text:style-name="P29"><text:s/><text:span text:style-name="T26">Ответ: </text:span><text:s/>А, Г</text:p>
      <text:p text:style-name="P29"><text:soft-page-break/>8. В текстах какого функционального стиля активно используются производные предлоги:</text:p>
      <text:p text:style-name="P29"><text:s text:c="2"/><text:span text:style-name="T26">Ответ: В</text:span></text:p>
      <text:p text:style-name="P29">9. Отредактируйте документ:</text:p>
      <text:p text:style-name="P29"><text:s text:c="3"/>Доверенность</text:p>
      <text:p text:style-name="P29"><text:s text:c="3"/>Я, Николаева Ирина Дмитриевна, доверяю Воропаевой Инне Григорьевне получить мою заработную плату за январь 2007 г. в КФ МГТУ им. Н.Э. Баумана.</text:p>
      <text:p text:style-name="P29"><text:s text:c="3"/>13.02.2007 г.                                                                                          подпись</text:p>
      <text:p text:style-name="P29"/>
      <text:p text:style-name="P29"/>
      <text:p text:style-name="P29"/>
      <text:p text:style-name="P29"/>
      <text:p text:style-name="P29">10. Составьте документ личного характера – заявление на имя декана о предоставлении Вам места в общежитии.</text:p>
      <text:p text:style-name="P30"><text:s text:c="3"/>Декану факультета <text:span text:style-name="T26">ИУК</text:span></text:p>
      <text:p text:style-name="P30"><text:s text:c="3"/><text:span text:style-name="T26">Адкину М. Ю.</text:span></text:p>
      <text:p text:style-name="P30"><text:s text:c="3"/>от студента <text:span text:style-name="T26">Ли Романа Владиславовича</text:span>,</text:p>
      <text:p text:style-name="P30"><text:s text:c="3"/><text:span text:style-name="T26">ИУК5-42Б</text:span></text:p>
      <text:p text:style-name="P29"><text:s text:c="3"/>Заявление</text:p>
      <text:p text:style-name="P29"><text:s text:c="3"/>Прошу предоставить мне место в общежитии на период обучения в (название учебного заведения) в связи с (причина, например, отсутствием возможности ежедневно приезжать на занятия из другого города).</text:p>
      <text:p text:style-name="P29"/>
      <text:p text:style-name="P32"><text:span text:style-name="T28"><text:s text:c="3"/></text:span><text:span text:style-name="T29">15.05.24</text:span><text:span text:style-name="T28">                                                                                     подпись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ntarell" style:font-size-asian="11pt" style:language-asian="ru" style:country-asian="RU" style:font-name-complex="Free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ntarell" style:font-size-asian="11pt" style:language-asian="ru" style:country-asian="RU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MP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MT1" style:family="text">
      <style:text-properties style:font-name="Times New Roman" fo:font-size="14pt" style:font-name-asian="Times New Roman1" style:font-size-asian="14pt" style:font-name-complex="Times New Roman1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  <style:footer-first>
        <text:p text:style-name="MP2" loext:marker-style-name="MT1"><text:span text:style-name="MT1">Калуга , 2023</text:span><text:span text:style-name="MT1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4-06-03T20:43:29.708024616</meta:creation-date>
    <meta:editing-duration>PT2M30S</meta:editing-duration>
    <meta:generator>LibreOffice/24.2.3.2$Linux_X86_64 LibreOffice_project/420$Build-2</meta:generator>
    <dc:title>BMSTU</dc:title>
    <dc:date>2024-06-03T20:45:59.049714802</dc:date>
    <meta:print-date>2024-06-03T20:46:18.482327312</meta:print-date>
    <meta:printed-by>PDF files</meta:printed-by>
    <meta:document-statistic meta:table-count="3" meta:image-count="0" meta:object-count="1" meta:page-count="3" meta:paragraph-count="59" meta:word-count="271" meta:character-count="2232" meta:non-whitespace-character-count="1756"/>
    <meta:user-defined meta:name="AppVersion">16.0000</meta:user-defined>
    <meta:template xlink:type="simple" xlink:actuate="onRequest" xlink:title="BMSTU" xlink:href="../../../.config/libreoffice/4/user/template/BMSTU.ott" meta:date="2024-06-03T20:43:29.187529850"/>
  </office:meta>
</office:document-meta>
</file>